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IContext.URI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RIContext.useAmp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Context.setUseAmpEntity( boolean useAmp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